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3ea40"/>
    </style:style>
    <style:style style:name="T3" style:family="text">
      <style:text-properties officeooo:rsid="003553cc"/>
    </style:style>
    <style:style style:name="T4" style:family="text">
      <style:text-properties officeooo:rsid="003cedbe"/>
    </style:style>
    <style:style style:name="T5" style:family="text">
      <style:text-properties officeooo:rsid="0042e75a"/>
    </style:style>
    <style:style style:name="T6" style:family="text">
      <style:text-properties officeooo:rsid="00448866"/>
    </style:style>
    <style:style style:name="T7" style:family="text">
      <style:text-properties officeooo:rsid="0045a0a9"/>
    </style:style>
    <style:style style:name="T8" style:family="text">
      <style:text-properties officeooo:rsid="004bbd3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3911215106816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3911294281952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391129434752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391129434811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391129434870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4932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391129434998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39112943506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5134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391129435196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391129435259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5329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391129435400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54704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3911294355408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3911294356112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3911294356816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39112943580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58768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3911294359472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391129436020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60944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3911294361680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391129436241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911294363152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391129436388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4">: </text:span><text:span text:style-name="T4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3911294293600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391129437676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391129437768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391129437827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391129437886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391129437940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5"> </text:span><text:text-input text:description="&lt;/if&gt;">&lt;/if&gt;</text:text-input><text:text-input text:description="&lt;if test=&quot;o.honorific is False&quot;&gt;">&lt;if test="o.honorific is False"&gt;</text:text-input>te<text:span text:style-name="T6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7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5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</text:p>
      <text:p text:style-name="Text_20_body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8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3"><text:text-input text:description="&lt;line.va_ol&gt;">&lt;va_ol&gt;</text:text-input></text:span><text:s/><text:span text:style-name="T2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P2"><draw:frame draw:style-name="fr1" draw:name="graphics1" text:anchor-type="paragraph" svg:x="4.1063in" svg:y="0.0819in" svg:width="2.2134in" svg:height="0.7098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Text_20_body"/>
      <text:p text:style-name="Text_20_body"><text:text-input text:description="&lt;if test=&quot;o.dictate_wpatient is True&quot;&gt;">&lt;if test="o.dictate_wpatient is True"&gt;</text:text-input></text:p>
      <text:p text:style-name="Text_20_body"><text:soft-page-break/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3911215077440"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11291395680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11291398032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11291399408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3911291405152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3911291410496"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911291412800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in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in" fo:margin-bottom="0in" style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1-10-26T01:19:57.978780768</dc:date>
    <meta:editing-duration>P1DT3H24M6S</meta:editing-duration>
    <meta:editing-cycles>240</meta:editing-cycles>
    <meta:document-statistic meta:table-count="3" meta:image-count="1" meta:object-count="0" meta:page-count="3" meta:paragraph-count="121" meta:word-count="818" meta:character-count="4103" meta:non-whitespace-character-count="3829"/>
  </office:meta>
</office:document-meta>
</file>